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0.9819in"/>
    </style:style>
    <style:style style:name="co5" style:family="table-column">
      <style:table-column-properties fo:break-before="auto" style:column-width="0.788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Ship</text:p>
          </table:table-cell>
        </table:table-row>
        <table:table-row table:style-name="ro1">
          <table:table-cell office:value-type="string">
            <text:p>Vorlon Technology Mk 1</text:p>
          </table:table-cell>
          <table:table-cell office:value-type="string">
            <text:p>vtm1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White Star</text:p>
          </table:table-cell>
        </table:table-row>
        <table:table-row table:style-name="ro1">
          <table:table-cell office:value-type="string">
            <text:p>S-Foil Wings</text:p>
          </table:table-cell>
          <table:table-cell office:value-type="string">
            <text:p>sfoilw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X-Wing</text:p>
          </table:table-cell>
        </table:table-row>
        <table:table-row table:style-name="ro1">
          <table:table-cell office:value-type="string">
            <text:p>Arbiter Tribunal</text:p>
          </table:table-cell>
          <table:table-cell office:value-type="string">
            <text:p>arbtrib</text:p>
          </table:table-cell>
          <table:table-cell office:value-type="float" office:value="250">
            <text:p>250</text:p>
          </table:table-cell>
          <table:table-cell office:value-type="string">
            <text:p>fleetbea</text:p>
          </table:table-cell>
          <table:table-cell office:value-type="string">
            <text:p>Arbiter</text:p>
          </table:table-cell>
        </table:table-row>
        <table:table-row table:style-name="ro1">
          <table:table-cell office:value-type="string">
            <text:p>Fleet Beacon</text:p>
          </table:table-cell>
          <table:table-cell office:value-type="string">
            <text:p>fleetbea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Carrier</text:p>
          </table:table-cell>
        </table:table-row>
        <table:table-row table:style-name="ro1">
          <table:table-cell office:value-type="string">
            <text:p>Proton Torpedo Launcher</text:p>
          </table:table-cell>
          <table:table-cell office:value-type="string">
            <text:p>prottorpl</text:p>
          </table:table-cell>
          <table:table-cell office:value-type="float" office:value="300">
            <text:p>300</text:p>
          </table:table-cell>
          <table:table-cell office:value-type="string">
            <text:p>prottorp</text:p>
          </table:table-cell>
          <table:table-cell office:value-type="string">
            <text:p>Guardian</text:p>
          </table:table-cell>
        </table:table-row>
        <table:table-row table:style-name="ro1">
          <table:table-cell office:value-type="string">
            <text:p>Interceptors</text:p>
          </table:table-cell>
          <table:table-cell office:value-type="string">
            <text:p>inter</text:p>
          </table:table-cell>
          <table:table-cell office:value-type="float" office:value="200">
            <text:p>200</text:p>
          </table:table-cell>
          <table:table-cell office:value-type="string">
            <text:p>fleetbea</text:p>
          </table:table-cell>
          <table:table-cell office:value-type="string">
            <text:p>Intercept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31">07/31/2008</text:date>, <text:time>21:3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2"/>
  </office:meta>
</office:document-meta>
</file>